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25-06-0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25-03-1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24-12-1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24-09-2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24-06-2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24-03-0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23-12-0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23-09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23-06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23-03-0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22-12-0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22-09-2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22-06-0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22-03-1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21-12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21-09-15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21-06-0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21-03-2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20-12-0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20-09-2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20-06-04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20-03-1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9-12-1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9-09-1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9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9-03-2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8-12-1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8-09-1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8-06-0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8-03-1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7-12-1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7-09-1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7-06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7-03-1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3-08-0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064" calcext:value-type="float">
            <text:p>48.5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3-02-1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2-08-02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2-02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4928" calcext:value-type="float">
            <text:p>49.3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1-07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1-06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1-05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1-04-2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1-03-2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1-02-1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1-01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1864" calcext:value-type="float">
            <text:p>48.4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0-12-2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2992" calcext:value-type="float">
            <text:p>48.3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0-11-2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1616" calcext:value-type="float">
            <text:p>47.9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0-10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6648" calcext:value-type="float">
            <text:p>47.8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0-09-2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0-08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0-07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201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7-01-3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6-11-1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5968" calcext:value-type="float">
            <text:p>50.0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6-10-0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6-08-2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5784" calcext:value-type="float">
            <text:p>49.3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6-05-1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6-02-2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5-12-1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5-08-1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5-05-17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6664" calcext:value-type="float">
            <text:p>48.7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4-11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4928" calcext:value-type="float">
            <text:p>49.3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4-08-01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3864" calcext:value-type="float">
            <text:p>49.2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4-05-0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4-02-03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9504" calcext:value-type="float">
            <text:p>48.6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3-11-12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3-08-24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3-05-0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3-02-0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2-11-0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136" calcext:value-type="float">
            <text:p>49.0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2-08-04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5848" calcext:value-type="float">
            <text:p>49.0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2-05-1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8272" calcext:value-type="float">
            <text:p>48.6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2-02-1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992" calcext:value-type="float">
            <text:p>48.7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1-11-1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1-09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8456" calcext:value-type="float">
            <text:p>49.3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1-05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1488" calcext:value-type="float">
            <text:p>48.4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1-03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9896" calcext:value-type="float">
            <text:p>49.4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0-11-1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3528" calcext:value-type="float">
            <text:p>49.5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0-09-1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0-07-1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9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6064" calcext:value-type="float">
            <text:p>51.5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0408" calcext:value-type="float">
            <text:p>51.2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3624" calcext:value-type="float">
            <text:p>51.0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1696" calcext:value-type="float">
            <text:p>48.6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7272" calcext:value-type="float">
            <text:p>48.2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9424" calcext:value-type="float">
            <text:p>47.9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5728" calcext:value-type="float">
            <text:p>48.1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6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4112" calcext:value-type="float">
            <text:p>49.6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5616" calcext:value-type="float">
            <text:p>49.5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0864" calcext:value-type="float">
            <text:p>48.0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0736" calcext:value-type="float">
            <text:p>48.5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5768" calcext:value-type="float">
            <text:p>48.4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9296" calcext:value-type="float">
            <text:p>48.4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9984" calcext:value-type="float">
            <text:p>48.6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5312" calcext:value-type="float">
            <text:p>47.8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8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3784" calcext:value-type="float">
            <text:p>48.5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7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2304" calcext:value-type="float">
            <text:p>48.1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7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7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7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7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1384" calcext:value-type="float">
            <text:p>48.4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7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7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7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1008" calcext:value-type="float">
            <text:p>48.4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7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7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7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7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7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7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5744" calcext:value-type="float">
            <text:p>49.0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7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36</text:p>
          </table:table-cell>
          <table:table-cell office:value-type="string" calcext:value-type="string">
            <text:p>Parkers Grove</text:p>
          </table:table-cell>
          <table:table-cell office:value-type="string" calcext:value-type="string">
            <text:p>197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28" meta:object-count="0"/>
    <meta:user-defined meta:name="AppVersion">3.0</meta:user-defined>
  </office:meta>
</office:document-meta>
</file>